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list-style-name="L2"/>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Text_20_body" style:list-style-name="L8">
      <style:text-properties style:font-name="Times New Roman" fo:font-size="12pt" fo:language="en" fo:country="US" style:font-size-asian="12pt" style:font-size-complex="12pt"/>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8"/>
    <style:style style:name="P10"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ahoma"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color="#800000" style:font-name="Tahoma" fo:font-style="italic" style:font-style-asian="italic" style:font-style-complex="italic"/>
    </style:style>
    <style:style style:name="T9" style:family="text">
      <style:text-properties fo:color="#004586" style:font-name="Tahoma" fo:font-style="italic" style:font-style-asian="italic" style:font-style-complex="italic"/>
    </style:style>
    <style:style style:name="T10" style:family="text">
      <style:text-properties fo:color="#336600" style:font-name="Tahoma" fo:font-style="italic" style:font-style-asian="italic" style:font-style-complex="italic"/>
    </style:style>
    <style:style style:name="T11" style:family="text">
      <style:text-properties fo:color="#ff420e" style:font-name="Tahoma"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Burst : allowing the separation of concern</text:h>
      <text:p text:style-name="Text_20_body"/>
      <text:p text:style-name="Text_20_body"/>
      <text:p text:style-name="Text_20_body"/>
      <text:p text:style-name="Text_20_body"/>
      <text:h text:style-name="Heading_20_2" text:outline-level="2"/>
      <text:h text:style-name="P10" text:outline-level="2">OOP need to be upgraded</text:h>
      <text:p text:style-name="Text_20_body"><text:span text:style-name="Emphasis"><text:span text:style-name="T2">OOP programming has some well known issues. We named « design pattern » </text:span></text:span><text:span text:style-name="Emphasis"><text:span text:style-name="T3">the good practice to</text:span></text:span><text:span text:style-name="Emphasis"><text:span text:style-name="T2"> avoid biggest ones. The main issue for a big project is the </text:span></text:span><text:a xlink:type="simple" xlink:href="https://en.wikipedia.org/wiki/Separation_of_concerns" text:style-name="Internet_20_link" text:visited-style-name="Visited_20_Internet_20_Link"><text:span text:style-name="Emphasis"><text:span text:style-name="T2">non-separation of conern</text:span></text:span></text:a><text:span text:style-name="Emphasis"><text:span text:style-name="T2">. </text:span></text:span></text:p>
      <text:p text:style-name="Text_20_body"><text:span text:style-name="Emphasis"><text:span text:style-name="T2"/></text:span></text:p>
      <text:p text:style-name="Text_20_body"><text:span text:style-name="Emphasis"><text:span text:style-name="T2">Some paradigms allow to separate concerns : </text:span></text:span></text:p>
      <text:list xml:id="list4985909030827199997" text:style-name="L2">
        <text:list-item>
          <text:p text:style-name="P2"><text:span text:style-name="Emphasis"><text:span text:style-name="T2">Aspect programming (implemented by AspectJ)</text:span></text:span></text:p>
        </text:list-item>
        <text:list-item>
          <text:p text:style-name="P2"><text:span text:style-name="Emphasis"><text:span text:style-name="T2">Hyper-dimensionnal programming (</text:span></text:span><text:span text:style-name="Emphasis"><text:span text:style-name="T3">Subject-Oriented Programming, implemented par Hyper/J or CME)</text:span></text:span></text:p>
        </text:list-item>
        <text:list-item>
          <text:p text:style-name="P2"><text:span text:style-name="Emphasis"><text:span text:style-name="T3">Mixof the two concepts : Weaver of hyperslides with xml adapters (JAdapt)</text:span></text:span></text:p>
        </text:list-item>
      </text:list>
      <text:p text:style-name="Text_20_body"><text:bookmark text:name="Multi-dimensional_separation_of_concerns.2C_Hyper.2FJ.2C_and_the_Concern_Manipulation_Environment1"/><text:span text:style-name="Emphasis"><text:span text:style-name="T2"/></text:span></text:p>
      <text:p text:style-name="Text_20_body"><text:span text:style-name="Emphasis"><text:span text:style-name="T2">But theses paradigms still have big issues :</text:span></text:span></text:p>
      <text:list xml:id="list1301285785338411521" text:style-name="L5">
        <text:list-item>
          <text:p text:style-name="P7"><text:span text:style-name="Emphasis"><text:span text:style-name="T2">Aspect programming does not secure compilability, executability or security </text:span></text:span></text:p>
        </text:list-item>
        <text:list-item>
          <text:p text:style-name="P7"><text:span text:style-name="Emphasis"><text:span text:style-name="T2">Hyper-dimensionnal programming allow compilability and executability at price of declaration redondancy and structure weight (complex refactoring) and is mainly adapt of orthogonal concerns : cf. the thesis of Murphy et Al (b)</text:span></text:span></text:p>
        </text:list-item>
        <text:list-item>
          <text:p text:style-name="P7"><text:span text:style-name="Emphasis"><text:span text:style-name="T2">Hyperslide weaving, implemented by Jadapt, of L. Quitinan(c), add usage flexibility to <text:s/>Multidimensionnal programming, but is more complex and heavier to refactoring</text:span></text:span></text:p>
        </text:list-item>
      </text:list>
      <text:p text:style-name="P3"><text:span text:style-name="Emphasis"><text:span text:style-name="T2"/></text:span></text:p>
      <text:p text:style-name="P3"><text:span text:style-name="Emphasis"><text:span text:style-name="T1">All theses paradigms tried to separate concern without breaking all OOP principles. If we want separate concerns, we need to left the control of the sequence of instructions. The sequencing process is only linked of concerns and contextuals concerns.</text:span></text:span></text:p>
      <text:p text:style-name="P3"><text:span text:style-name="Emphasis"><text:span text:style-name="T1">There is no more methods, they are replaced by concern's intersections. They call sequencially other concern's intersections, but others step can be dynamically inserted between two calls.</text:span></text:span></text:p>
      <text:p text:style-name="P3"><text:span text:style-name="Emphasis"><text:span text:style-name="T1"/></text:span></text:p>
      <text:h text:style-name="Heading_20_2" text:outline-level="2"><text:span text:style-name="Emphasis"><text:span text:style-name="T1"/></text:span></text:h>
      <text:h text:style-name="P10" text:outline-level="2"><text:span text:style-name="Emphasis"><text:span text:style-name="T1">Exemple</text:span></text:span></text:h>
      <text:p text:style-name="Text_20_body"><text:span text:style-name="Emphasis"><text:span text:style-name="T1"/></text:span></text:p>
      <text:p text:style-name="P3"><text:span text:style-name="Emphasis"><text:span text:style-name="T1">As a short example is better than a long explanation :</text:span></text:span></text:p>
      <text:p text:style-name="P3"><text:span text:style-name="Emphasis"><text:span text:style-name="T1">Special words of burst are in red, concerns in blue, members in green, parameters in orange</text:span></text:span></text:p>
      <text:p text:style-name="P3"><text:span text:style-name="Emphasis"><text:span text:style-name="T1"/></text:span></text:p>
      <text:p text:style-name="P3"><text:span text:style-name="Emphasis"><text:span text:style-name="T6">// A concern is like a class but without methods, replaced by intersections between other concerns</text:span></text:span></text:p>
      <text:p text:style-name="P3"><text:span text:style-name="Emphasis"><text:span text:style-name="T8">concern</text:span></text:span><text:span text:style-name="Emphasis"><text:span text:style-name="T6"> </text:span></text:span><text:span text:style-name="Emphasis"><text:span text:style-name="T9">Enterprise</text:span></text:span><text:span text:style-name="Emphasis"><text:span text:style-name="T6"> { <text:s/></text:span></text:span></text:p>
      <text:p text:style-name="P3"><text:span text:style-name="Emphasis"><text:span text:style-name="T6"/></text:span></text:p>
      <text:p text:style-name="P3"><text:span text:style-name="Emphasis"><text:span text:style-name="T6"><text:tab/>// Members of the entreprise</text:span></text:span></text:p>
      <text:p text:style-name="P3"><text:span text:style-name="Emphasis"><text:span text:style-name="T6"><text:tab/></text:span></text:span><text:span text:style-name="Emphasis"><text:span text:style-name="T9">List</text:span></text:span><text:span text:style-name="Emphasis"><text:span text:style-name="T6">&lt;</text:span></text:span><text:span text:style-name="Emphasis"><text:span text:style-name="T9">Employe</text:span></text:span><text:span text:style-name="Emphasis"><text:span text:style-name="T6">&gt; </text:span></text:span><text:span text:style-name="Emphasis"><text:span text:style-name="T10">members</text:span></text:span><text:span text:style-name="Emphasis"><text:span text:style-name="T6"> // The enterprise know his members </text:span></text:span></text:p>
      <text:p text:style-name="P3"><text:span text:style-name="Emphasis"><text:span text:style-name="T6"/></text:span></text:p>
      <text:p text:style-name="P3"><text:span text:style-name="Emphasis"><text:span text:style-name="T6"><text:tab/>// Methods are replaced by Intersection between concerns</text:span></text:span></text:p>
      <text:p text:style-name="P3"><text:span text:style-name="Emphasis"><text:span text:style-name="T6"><text:tab/></text:span></text:span><text:span text:style-name="Emphasis"><text:span text:style-name="T8">when</text:span></text:span><text:span text:style-name="Emphasis"><text:span text:style-name="T6"> <text:s/></text:span></text:span><text:span text:style-name="Emphasis"><text:span text:style-name="T9">hire</text:span></text:span><text:span text:style-name="Emphasis"><text:span text:style-name="T6"> </text:span></text:span><text:span text:style-name="Emphasis"><text:span text:style-name="T11">aNewEmployee</text:span></text:span><text:span text:style-name="Emphasis"><text:span text:style-name="T6">(</text:span></text:span><text:span text:style-name="Emphasis"><text:span text:style-name="T9">Employe</text:span></text:span><text:span text:style-name="Emphasis"><text:span text:style-name="T6">) {</text:span></text:span></text:p>
      <text:p text:style-name="P3"><text:span text:style-name="Emphasis"><text:span text:style-name="T6"><text:tab/><text:tab/></text:span></text:span><text:span text:style-name="Emphasis"><text:span text:style-name="T10">members</text:span></text:span><text:span text:style-name="Emphasis"><text:span text:style-name="T6"> </text:span></text:span><text:span text:style-name="Emphasis"><text:span text:style-name="T9">add</text:span></text:span><text:span text:style-name="Emphasis"><text:span text:style-name="T6"> <text:s/></text:span></text:span><text:span text:style-name="Emphasis"><text:span text:style-name="T11">aNewEmployee</text:span></text:span></text:p>
      <text:p text:style-name="P3"><text:span text:style-name="Emphasis"><text:span text:style-name="T6"><text:tab/>} </text:span></text:span></text:p>
      <text:p text:style-name="P3"><text:span text:style-name="Emphasis"><text:span text:style-name="T6">}</text:span></text:span></text:p>
      <text:p text:style-name="P3"><text:span text:style-name="Emphasis"><text:span text:style-name="T6"/></text:span></text:p>
      <text:p text:style-name="P3"><text:span text:style-name="Emphasis"><text:span text:style-name="T6"/></text:span></text:p>
      <text:p text:style-name="P3"><text:span text:style-name="Emphasis"><text:span text:style-name="T6"/></text:span></text:p>
      <text:p text:style-name="P3"><text:span text:style-name="Emphasis"><text:span text:style-name="T6">// An other concern can be triggered by intersections if present in the “Context”</text:span></text:span></text:p>
      <text:p text:style-name="P3"><text:span text:style-name="Emphasis"><text:span text:style-name="T8">concern</text:span></text:span><text:span text:style-name="Emphasis"><text:span text:style-name="T6"> </text:span></text:span><text:span text:style-name="Emphasis"><text:span text:style-name="T9">Logger</text:span></text:span><text:span text:style-name="Emphasis"><text:span text:style-name="T6"> { <text:s/></text:span></text:span></text:p>
      <text:p text:style-name="P3"><text:span text:style-name="Emphasis"><text:span text:style-name="T6"/></text:span></text:p>
      <text:p text:style-name="P3"><text:span text:style-name="Emphasis"><text:span text:style-name="T6"><text:tab/></text:span></text:span><text:span text:style-name="Emphasis"><text:span text:style-name="T8">when</text:span></text:span><text:span text:style-name="Emphasis"><text:span text:style-name="T6"> <text:s/></text:span></text:span><text:span text:style-name="Emphasis"><text:span text:style-name="T11">anEnterprise</text:span></text:span><text:span text:style-name="Emphasis"><text:span text:style-name="T6">(</text:span></text:span><text:span text:style-name="Emphasis"><text:span text:style-name="T9">Entreprise</text:span></text:span><text:span text:style-name="Emphasis"><text:span text:style-name="T6">) </text:span></text:span><text:span text:style-name="Emphasis"><text:span text:style-name="T9">hire</text:span></text:span><text:span text:style-name="Emphasis"><text:span text:style-name="T6"> </text:span></text:span><text:span text:style-name="Emphasis"><text:span text:style-name="T11">aNewEmployee</text:span></text:span><text:span text:style-name="Emphasis"><text:span text:style-name="T6">(</text:span></text:span><text:span text:style-name="Emphasis"><text:span text:style-name="T9">Employe</text:span></text:span><text:span text:style-name="Emphasis"><text:span text:style-name="T6">) {</text:span></text:span></text:p>
      <text:p text:style-name="P3"><text:span text:style-name="Emphasis"><text:span text:style-name="T6"><text:tab/><text:tab/></text:span></text:span><text:span text:style-name="Emphasis"><text:span text:style-name="T9">Print</text:span></text:span><text:span text:style-name="Emphasis"><text:span text:style-name="T6"> “There is a new employee” : <text:s/></text:span></text:span><text:span text:style-name="Emphasis"><text:span text:style-name="T11">aNewEmployee</text:span></text:span><text:span text:style-name="Emphasis"><text:span text:style-name="T6">.</text:span></text:span><text:span text:style-name="Emphasis"><text:span text:style-name="T10">name</text:span></text:span></text:p>
      <text:p text:style-name="P3"><text:span text:style-name="Emphasis"><text:span text:style-name="T6"><text:tab/>} </text:span></text:span></text:p>
      <text:p text:style-name="P3"><text:span text:style-name="Emphasis"><text:span text:style-name="T6">}</text:span></text:span></text:p>
      <text:p text:style-name="P3"><text:span text:style-name="Emphasis"><text:span text:style-name="T2"/></text:span></text:p>
      <text:p text:style-name="P3"><text:span text:style-name="Emphasis"><text:span text:style-name="T2"/></text:span></text:p>
      <text:p text:style-name="P3"><text:span text:style-name="Emphasis"><text:span text:style-name="T1">When executing, the logger will print each time an employee is hired</text:span></text:span></text:p>
      <text:p text:style-name="P3"><text:span text:style-name="Emphasis"><text:span text:style-name="T1"/></text:span></text:p>
      <text:h text:style-name="Heading_20_2" text:outline-level="2"><text:span text:style-name="Emphasis"><text:span text:style-name="T1"/></text:span></text:h>
      <text:h text:style-name="P10" text:outline-level="2"><text:span text:style-name="Emphasis"><text:span text:style-name="T1">Impacts</text:span></text:span></text:h>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A lot of things has to be adapted to follow this big evolution :</text:span></text:span></text:p>
      <text:p text:style-name="Text_20_body"><text:span text:style-name="Emphasis"><text:span text:style-name="T1"/></text:span></text:p>
      <text:list xml:id="list3728635056108980360" text:style-name="L6">
        <text:list-item>
          <text:p text:style-name="P8"><text:span text:style-name="Emphasis"><text:span text:style-name="T1">We cannot use anymore concepts of <text:s/>function, lambda and Interface</text:span></text:span></text:p>
          <text:p text:style-name="P8"><text:span text:style-name="Emphasis"><text:span text:style-name="T1"/></text:span></text:p>
        </text:list-item>
        <text:list-item>
          <text:p text:style-name="P8"><text:span text:style-name="Emphasis"><text:span text:style-name="T1">Création of roles to be able intersect concerns with themselves.</text:span></text:span></text:p>
          <text:p text:style-name="P8"><text:span text:style-name="Emphasis"><text:span text:style-name="T1"/></text:span></text:p>
        </text:list-item>
      </text:list>
      <text:list xml:id="list577253856588428944" text:style-name="L8">
        <text:list-item>
          <text:p text:style-name="P9"><text:span text:style-name="Emphasis"><text:span text:style-name="T1">Multithreading need a big control of actions sequencial. It <text:s/>have to be replaced by a transactionnal process included in the language </text:span></text:span></text:p>
          <text:p text:style-name="P9"><text:span text:style-name="Emphasis"><text:span text:style-name="T1"/></text:span></text:p>
        </text:list-item>
        <text:list-item>
          <text:p text:style-name="P6"><text:span text:style-name="Emphasis"><text:span text:style-name="T7">the inheritance is no more limited by the constraint of methods : it can be multiple and dynamically extensible.</text:span></text:span></text:p>
        </text:list-item>
      </text:list>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3"><text:span text:style-name="Emphasis"><text:span text:style-name="T1"/></text:span></text:p>
      <text:h text:style-name="Heading_20_2" text:outline-level="2"><text:span text:style-name="Emphasis"><text:span text:style-name="T1">Bibiography</text:span></text:span></text:h>
      <text:p text:style-name="Text_20_body"><text:span text:style-name="Emphasis"><text:span text:style-name="T3"/></text:span></text:p>
      <text:p text:style-name="Text_20_body"><text:span text:style-name="Emphasis"><text:span text:style-name="T3"/></text:span></text:p>
      <text:p text:style-name="Text_20_body"><text:span text:style-name="Emphasis"><text:span text:style-name="T3"/></text:span></text:p>
      <text:p text:style-name="Text_20_body"><text:span text:style-name="Emphasis"><text:span text:style-name="T3">a, Tarr, P., Ossher, H., Harrison, W., and Sutton, S. M., Jr. (1999). </text:span></text:span></text:p>
      <text:p text:style-name="Text_20_body"><text:span text:style-name="Emphasis"><text:span text:style-name="T4">N degrees of sep</text:span></text:span><text:span text:style-name="T4">aration: Multi-dimensional separation of concerns. In Proc. Int’l Conf. Software Engineering (ICSE) , pp. 107–119. Los Alamitos, CA: IEEE Computer Society</text:span></text:p>
      <text:p text:style-name="P4"/>
      <text:p text:style-name="P4">b, G.C. Murphy ; A. Lai ; R.J. Walker ; M.P. Robillard (2001)</text:p>
      <text:p text:style-name="P5">Separating features in source code: an exploratory study, (23rd International Conference on Software Engineering. ICSE 2001)</text:p>
      <text:p text:style-name="P4"><text:s/></text:p>
      <text:p text:style-name="P4">c, laurent QUINTIAN</text:p>
      <text:p text:style-name="P3"><text:s/><text:span text:style-name="T5">Jadapt : un modele pour améliorer la réutilisation des préoccupations dans le paradygme objet </text:span></text:p>
      <text:p text:style-name="Text_20_body"><text:span text:style-name="Emphasis"><text:span text:style-name="T1"/></text:span></text:p>
      <text:p text:style-name="P1"><text:soft-page-break/><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cent Steyer</meta:initial-creator>
    <meta:creation-date>2017-03-28T00:21:50.30</meta:creation-date>
    <dc:date>2017-03-29T00:23:33.01</dc:date>
    <dc:creator>Vincent Steyer</dc:creator>
    <meta:editing-duration>PT23H8M6S</meta:editing-duration>
    <meta:editing-cycles>3</meta:editing-cycles>
    <meta:generator>OpenOffice/4.1.2$Win32 OpenOffice.org_project/412m3$Build-9782</meta:generator>
    <meta:document-statistic meta:table-count="0" meta:image-count="0" meta:object-count="0" meta:page-count="5" meta:paragraph-count="46" meta:word-count="504" meta:character-count="3220"/>
  </office:meta>
</office:document-meta>
</file>